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19"/>
    <style:style style:name="ce5" style:family="table-cell" style:parent-style-name="Default" style:data-style-name="N24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coax_id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table:number-columns-repeated="16381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date" office:date-value="2019-02-13T00:00:00" table:style-name="ce2">
            <text:p>02/13/19</text:p>
          </table:table-cell>
          <table:table-cell office:value-type="time" office:time-value="PT12H53M0S" table:style-name="ce3">
            <text:p>12:53:00 PM</text:p>
          </table:table-cell>
          <table:table-cell table:number-columns-repeated="16381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date" office:date-value="2019-02-13T00:00:00" table:style-name="ce2">
            <text:p>02/13/19</text:p>
          </table:table-cell>
          <table:table-cell office:value-type="time" office:time-value="PT17H7M0S" table:style-name="ce3">
            <text:p>05:07:00 PM</text:p>
          </table:table-cell>
          <table:table-cell table:number-columns-repeated="16381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date" office:date-value="2019-02-17T00:00:00" table:style-name="ce2">
            <text:p>02/17/19</text:p>
          </table:table-cell>
          <table:table-cell office:value-type="time" office:time-value="PT15H33M0S" table:style-name="ce3">
            <text:p>03:33:00 PM</text:p>
          </table:table-cell>
          <table:table-cell table:number-columns-repeated="16381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date" office:date-value="2019-02-18T00:00:00" table:style-name="ce4">
            <text:p>2/18/19</text:p>
          </table:table-cell>
          <table:table-cell office:value-type="time" office:time-value="PT16H10M0S" table:style-name="ce5">
            <text:p>4:10:00 PM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/>
    </number:date-style>
    <number:time-style style:name="N2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6">
      <number:month number:style="long"/>
      <number:text>/</number:text>
      <number:day number:style="long"/>
      <number:text>/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5</meta:generator>
    <dc:creator>Microsoft Office User</dc:creator>
    <meta:creation-date>2019-02-13T16:33:13Z</meta:creation-date>
    <dc:date>2019-02-19T00:44:52Z</dc:date>
    <meta:editing-cycles>3</meta:editing-cycles>
    <meta:editing-duration>PT2575S</meta:editing-duration>
  </office:meta>
</office:document-meta>
</file>